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7" style:family="table-cell" style:parent-style-name="Default">
      <style:text-properties style:font-name="Ubuntu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21">
      <style:text-properties style:font-name="Ubuntu" fo:font-weight="bold" style:font-weight-asian="bold" style:font-weight-complex="bold"/>
    </style:style>
    <style:style style:name="ce3" style:family="table-cell" style:parent-style-name="Default" style:data-style-name="N122">
      <style:text-properties style:font-name="Ubuntu"/>
    </style:style>
    <style:style style:name="ce11" style:family="table-cell" style:parent-style-name="Default" style:data-style-name="N122">
      <style:text-properties style:font-name="Ubuntu" fo:font-weight="bold" style:font-weight-asian="bold" style:font-weight-complex="bold"/>
    </style:style>
    <style:style style:name="ce12" style:family="table-cell" style:parent-style-name="Default" style:data-style-name="N4">
      <style:text-properties style:font-name="Ubuntu"/>
    </style:style>
    <style:style style:name="ce13" style:family="table-cell" style:parent-style-name="Default" style:data-style-name="N4"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4">
      <style:text-properties style:font-name="Ubuntu" fo:font-weight="normal" style:font-weight-asian="normal" style:font-weight-complex="normal"/>
    </style:style>
    <style:style style:name="ce23" style:family="table-cell" style:parent-style-name="Default" style:data-style-name="N121">
      <style:text-properties style:font-name="Ubuntu"/>
    </style:style>
    <style:style style:name="ce24" style:family="table-cell" style:parent-style-name="Default" style:data-style-name="N121">
      <style:text-properties style:font-name="Ubuntu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shapes>
          <draw:frame draw:z-index="0" draw:style-name="gr1" draw:text-style-name="P1" svg:width="6.2988in" svg:height="3.5429in" svg:x="7.4398in" svg:y="0.2193in">
            <draw:object draw:notify-on-update-of-ranges="CALC.E2:CALC.E148 CALC.G1:CALC.G1 CALC.G2:CALC.G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0.27228" calcext:value-type="float">
            <text:p>0.27228</text:p>
          </table:table-cell>
          <table:table-cell table:style-name="ce1"/>
          <table:table-cell office:value-type="string" calcext:value-type="string">
            <text:p>Time (h)</text:p>
          </table:table-cell>
          <table:table-cell office:value-type="string" calcext:value-type="string">
            <text:p>Time (day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onc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0.67418" calcext:value-type="float">
            <text:p>0.6741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[.D2]/24" office:value-type="float" office:value="0" calcext:value-type="float">
            <text:p>0</text:p>
          </table:table-cell>
          <table:table-cell table:formula="of:=[.D2]*3600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1" office:value-type="float" office:value="-0.0984" calcext:value-type="float">
            <text:p>-0.0984</text:p>
          </table:table-cell>
          <table:table-cell table:style-name="ce3" table:number-columns-repeated="2"/>
          <table:table-cell table:formula="of:=[.D3]/24" office:value-type="float" office:value="0" calcext:value-type="float">
            <text:p>0</text:p>
          </table:table-cell>
          <table:table-cell table:formula="of:=[.$B$16]" office:value-type="float" office:value="46" calcext:value-type="float">
            <text:p>46</text:p>
          </table:table-cell>
          <table:table-cell table:style-name="ce12" table:formula="of:=[.B13]" office:value-type="float" office:value="0.432222162191366" calcext:value-type="float">
            <text:p>0.43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2" calcext:value-type="float">
            <text:p>2.00</text:p>
          </table:table-cell>
          <table:table-cell table:style-name="ce12" table:formula="of:=[.D4]/24" office:value-type="float" office:value="0.0833333333333333" calcext:value-type="float">
            <text:p>0.08</text:p>
          </table:table-cell>
          <table:table-cell table:formula="of:=[.D4]*3600+(1*[.$B$16])" office:value-type="float" office:value="7246" calcext:value-type="float">
            <text:p>7246</text:p>
          </table:table-cell>
          <table:table-cell table:style-name="ce12" table:formula="of:=[.$B$13]*([.$B$1]+[.$B$2]*EXP([.$B$3]*[.D4]))" office:value-type="float" office:value="0.357024599189715" calcext:value-type="float">
            <text:p>0.36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Lenght </text:p>
          </table:table-cell>
          <table:table-cell office:value-type="float" office:value="6.9" calcext:value-type="float">
            <text:p>6.9</text:p>
          </table:table-cell>
          <table:table-cell table:style-name="ce3" office:value-type="string" calcext:value-type="string">
            <text:p>m</text:p>
          </table:table-cell>
          <table:table-cell table:style-name="ce12" office:value-type="float" office:value="4" calcext:value-type="float">
            <text:p>4.00</text:p>
          </table:table-cell>
          <table:table-cell table:style-name="ce12" table:formula="of:=[.D5]/24" office:value-type="float" office:value="0.166666666666667" calcext:value-type="float">
            <text:p>0.17</text:p>
          </table:table-cell>
          <table:table-cell table:formula="of:=[.D5]*3600+(1*[.$B$16])" office:value-type="float" office:value="14446" calcext:value-type="float">
            <text:p>14446</text:p>
          </table:table-cell>
          <table:table-cell table:style-name="ce12" table:formula="of:=[.$B$13]*([.$B$1]+[.$B$2]*EXP([.$B$3]*[.D5]))" office:value-type="float" office:value="0.314267830101667" calcext:value-type="float">
            <text:p>0.31</text:p>
          </table:table-cell>
          <table:table-cell table:number-columns-repeated="57"/>
        </table:table-row>
        <table:table-row table:style-name="ro1">
          <table:table-cell table:style-name="ce8" office:value-type="string" calcext:value-type="string">
            <text:p>Width</text:p>
          </table:table-cell>
          <table:table-cell office:value-type="float" office:value="0.29" calcext:value-type="float">
            <text:p>0.29</text:p>
          </table:table-cell>
          <table:table-cell table:style-name="ce3" office:value-type="string" calcext:value-type="string">
            <text:p>m</text:p>
          </table:table-cell>
          <table:table-cell table:style-name="ce12" office:value-type="float" office:value="6" calcext:value-type="float">
            <text:p>6.00</text:p>
          </table:table-cell>
          <table:table-cell table:style-name="ce12" table:formula="of:=[.D6]/24" office:value-type="float" office:value="0.25" calcext:value-type="float">
            <text:p>0.25</text:p>
          </table:table-cell>
          <table:table-cell table:formula="of:=[.D6]*3600+(1*[.$B$16])" office:value-type="float" office:value="21646" calcext:value-type="float">
            <text:p>21646</text:p>
          </table:table-cell>
          <table:table-cell table:style-name="ce12" table:formula="of:=[.$B$13]*([.$B$1]+[.$B$2]*EXP([.$B$3]*[.D6]))" office:value-type="float" office:value="0.279149348821916" calcext:value-type="float">
            <text:p>0.28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Depth</text:p>
          </table:table-cell>
          <table:table-cell office:value-type="float" office:value="0.09" calcext:value-type="float">
            <text:p>0.09</text:p>
          </table:table-cell>
          <table:table-cell table:style-name="ce3" office:value-type="string" calcext:value-type="string">
            <text:p>m</text:p>
          </table:table-cell>
          <table:table-cell table:style-name="ce12" office:value-type="float" office:value="8" calcext:value-type="float">
            <text:p>8.00</text:p>
          </table:table-cell>
          <table:table-cell table:style-name="ce12" table:formula="of:=[.D7]/24" office:value-type="float" office:value="0.333333333333333" calcext:value-type="float">
            <text:p>0.33</text:p>
          </table:table-cell>
          <table:table-cell table:formula="of:=[.D7]*3600+(1*[.$B$16])" office:value-type="float" office:value="28846" calcext:value-type="float">
            <text:p>28846</text:p>
          </table:table-cell>
          <table:table-cell table:style-name="ce12" table:formula="of:=[.$B$13]*([.$B$1]+[.$B$2]*EXP([.$B$3]*[.D7]))" office:value-type="float" office:value="0.250304612568424" calcext:value-type="float">
            <text:p>0.25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Vol Flume</text:p>
          </table:table-cell>
          <table:table-cell table:formula="of:=PRODUCT([.B5:.B7])" office:value-type="float" office:value="0.18009" calcext:value-type="float">
            <text:p>0.18009</text:p>
          </table:table-cell>
          <table:table-cell table:style-name="ce3" office:value-type="string" calcext:value-type="string">
            <text:p>m³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table:formula="of:=[.D8]/24" office:value-type="float" office:value="0.416666666666667" calcext:value-type="float">
            <text:p>0.42</text:p>
          </table:table-cell>
          <table:table-cell table:formula="of:=[.D8]*3600+(1*[.$B$16])" office:value-type="float" office:value="36046" calcext:value-type="float">
            <text:p>36046</text:p>
          </table:table-cell>
          <table:table-cell table:style-name="ce12" table:formula="of:=[.$B$13]*([.$B$1]+[.$B$2]*EXP([.$B$3]*[.D8]))" office:value-type="float" office:value="0.226612847457464" calcext:value-type="float">
            <text:p>0.23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12" calcext:value-type="float">
            <text:p>12.00</text:p>
          </table:table-cell>
          <table:table-cell table:style-name="ce12" table:formula="of:=[.D9]/24" office:value-type="float" office:value="0.5" calcext:value-type="float">
            <text:p>0.50</text:p>
          </table:table-cell>
          <table:table-cell table:formula="of:=[.D9]*3600+(1*[.$B$16])" office:value-type="float" office:value="43246" calcext:value-type="float">
            <text:p>43246</text:p>
          </table:table-cell>
          <table:table-cell table:style-name="ce12" table:formula="of:=[.$B$13]*([.$B$1]+[.$B$2]*EXP([.$B$3]*[.D9]))" office:value-type="float" office:value="0.207153500381446" calcext:value-type="float">
            <text:p>0.21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Mass</text:p>
          </table:table-cell>
          <table:table-cell table:formula="of:=80/1000" office:value-type="float" office:value="0.08" calcext:value-type="float">
            <text:p>0.08</text:p>
          </table:table-cell>
          <table:table-cell table:style-name="ce3" office:value-type="string" calcext:value-type="string">
            <text:p>kg</text:p>
          </table:table-cell>
          <table:table-cell table:style-name="ce12" office:value-type="float" office:value="14" calcext:value-type="float">
            <text:p>14.00</text:p>
          </table:table-cell>
          <table:table-cell table:style-name="ce12" table:formula="of:=[.D10]/24" office:value-type="float" office:value="0.583333333333333" calcext:value-type="float">
            <text:p>0.58</text:p>
          </table:table-cell>
          <table:table-cell table:formula="of:=[.D10]*3600+(1*[.$B$16])" office:value-type="float" office:value="50446" calcext:value-type="float">
            <text:p>50446</text:p>
          </table:table-cell>
          <table:table-cell table:style-name="ce12" table:formula="of:=[.$B$13]*([.$B$1]+[.$B$2]*EXP([.$B$3]*[.D10]))" office:value-type="float" office:value="0.191170470545912" calcext:value-type="float">
            <text:p>0.19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Vol Dilution</text:p>
          </table:table-cell>
          <table:table-cell table:formula="of:=5/1000" office:value-type="float" office:value="0.005" calcext:value-type="float">
            <text:p>0.005</text:p>
          </table:table-cell>
          <table:table-cell table:style-name="ce3" office:value-type="string" calcext:value-type="string">
            <text:p>m³</text:p>
          </table:table-cell>
          <table:table-cell table:style-name="ce12" office:value-type="float" office:value="16" calcext:value-type="float">
            <text:p>16.00</text:p>
          </table:table-cell>
          <table:table-cell table:style-name="ce12" table:formula="of:=[.D11]/24" office:value-type="float" office:value="0.666666666666667" calcext:value-type="float">
            <text:p>0.67</text:p>
          </table:table-cell>
          <table:table-cell table:formula="of:=[.D11]*3600+(1*[.$B$16])" office:value-type="float" office:value="57646" calcext:value-type="float">
            <text:p>57646</text:p>
          </table:table-cell>
          <table:table-cell table:style-name="ce12" table:formula="of:=[.$B$13]*([.$B$1]+[.$B$2]*EXP([.$B$3]*[.D11]))" office:value-type="float" office:value="0.178042730867616" calcext:value-type="float">
            <text:p>0.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18" calcext:value-type="float">
            <text:p>18.00</text:p>
          </table:table-cell>
          <table:table-cell table:style-name="ce12" table:formula="of:=[.D12]/24" office:value-type="float" office:value="0.75" calcext:value-type="float">
            <text:p>0.75</text:p>
          </table:table-cell>
          <table:table-cell table:formula="of:=[.D12]*3600+(1*[.$B$16])" office:value-type="float" office:value="64846" calcext:value-type="float">
            <text:p>64846</text:p>
          </table:table-cell>
          <table:table-cell table:style-name="ce12" table:formula="of:=[.$B$13]*([.$B$1]+[.$B$2]*EXP([.$B$3]*[.D12]))" office:value-type="float" office:value="0.167260197716239" calcext:value-type="float">
            <text:p>0.17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Init Conc</text:p>
          </table:table-cell>
          <table:table-cell table:style-name="ce9" table:formula="of:=[.B10]/([.B8]+[.B11])" office:value-type="float" office:value="0.432222162191366" calcext:value-type="float">
            <text:p>0.432</text:p>
          </table:table-cell>
          <table:table-cell table:style-name="ce11" office:value-type="string" calcext:value-type="string">
            <text:p>kg/m³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 table:formula="of:=[.D13]/24" office:value-type="float" office:value="0.833333333333333" calcext:value-type="float">
            <text:p>0.83</text:p>
          </table:table-cell>
          <table:table-cell table:formula="of:=[.D13]*3600+(1*[.$B$16])" office:value-type="float" office:value="72046" calcext:value-type="float">
            <text:p>72046</text:p>
          </table:table-cell>
          <table:table-cell table:style-name="ce12" table:formula="of:=[.$B$13]*([.$B$1]+[.$B$2]*EXP([.$B$3]*[.D13]))" office:value-type="float" office:value="0.158403911408797" calcext:value-type="float">
            <text:p>0.16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22" calcext:value-type="float">
            <text:p>22.00</text:p>
          </table:table-cell>
          <table:table-cell table:style-name="ce12" table:formula="of:=[.D14]/24" office:value-type="float" office:value="0.916666666666667" calcext:value-type="float">
            <text:p>0.92</text:p>
          </table:table-cell>
          <table:table-cell table:formula="of:=[.D14]*3600+(1*[.$B$16])" office:value-type="float" office:value="79246" calcext:value-type="float">
            <text:p>79246</text:p>
          </table:table-cell>
          <table:table-cell table:style-name="ce12" table:formula="of:=[.$B$13]*([.$B$1]+[.$B$2]*EXP([.$B$3]*[.D14]))" office:value-type="float" office:value="0.151129757361854" calcext:value-type="float">
            <text:p>0.15</text:p>
          </table:table-cell>
          <table:table-cell table:number-columns-repeated="57"/>
        </table:table-row>
        <table:table-row table:style-name="ro1">
          <table:table-cell table:style-name="Default" office:value-type="string" calcext:value-type="string">
            <text:p>MeanVel</text:p>
          </table:table-cell>
          <table:table-cell office:value-type="float" office:value="0.15" calcext:value-type="float">
            <text:p>0.15</text:p>
          </table:table-cell>
          <table:table-cell table:style-name="ce3" office:value-type="string" calcext:value-type="string">
            <text:p>m/s</text:p>
          </table:table-cell>
          <table:table-cell table:style-name="ce12" office:value-type="float" office:value="24" calcext:value-type="float">
            <text:p>24.00</text:p>
          </table:table-cell>
          <table:table-cell table:style-name="ce12" table:formula="of:=[.D15]/24" office:value-type="float" office:value="1" calcext:value-type="float">
            <text:p>1.00</text:p>
          </table:table-cell>
          <table:table-cell table:formula="of:=[.D15]*3600+(1*[.$B$16])" office:value-type="float" office:value="86446" calcext:value-type="float">
            <text:p>86446</text:p>
          </table:table-cell>
          <table:table-cell table:style-name="ce12" table:formula="of:=[.$B$13]*([.$B$1]+[.$B$2]*EXP([.$B$3]*[.D15]))" office:value-type="float" office:value="0.145155095380321" calcext:value-type="float">
            <text:p>0.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umeTime</text:p>
          </table:table-cell>
          <table:table-cell table:formula="of:=[.B5]/[.B15]" office:value-type="float" office:value="46" calcext:value-type="float">
            <text:p>46</text:p>
          </table:table-cell>
          <table:table-cell table:style-name="ce3" office:value-type="string" calcext:value-type="string">
            <text:p>s</text:p>
          </table:table-cell>
          <table:table-cell table:style-name="ce12" office:value-type="float" office:value="48" calcext:value-type="float">
            <text:p>48.00</text:p>
          </table:table-cell>
          <table:table-cell table:style-name="ce12" table:formula="of:=[.D16]/24" office:value-type="float" office:value="2" calcext:value-type="float">
            <text:p>2.00</text:p>
          </table:table-cell>
          <table:table-cell table:formula="of:=[.D16]*3600+(1*[.$B$16])" office:value-type="float" office:value="172846" calcext:value-type="float">
            <text:p>172846</text:p>
          </table:table-cell>
          <table:table-cell table:style-name="ce12" table:formula="of:=[.$B$13]*([.$B$1]+[.$B$2]*EXP([.$B$3]*[.D16]))" office:value-type="float" office:value="0.120274993753171" calcext:value-type="float">
            <text:p>0.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3" office:value-type="float" office:value="72" calcext:value-type="float">
            <text:p>72.00</text:p>
          </table:table-cell>
          <table:table-cell table:style-name="ce13" table:formula="of:=[.D17]/24" office:value-type="float" office:value="3" calcext:value-type="float">
            <text:p>3.00</text:p>
          </table:table-cell>
          <table:table-cell table:style-name="ce1" table:formula="of:=[.D17]*3600+(1*[.$B$16])" office:value-type="float" office:value="259246" calcext:value-type="float">
            <text:p>259246</text:p>
          </table:table-cell>
          <table:table-cell table:style-name="ce14" table:formula="of:=[.$B$13]*([.$B$1]+[.$B$2]*EXP([.$B$3]*[.D17]))" office:value-type="float" office:value="0.117929564694633" calcext:value-type="float">
            <text:p>0.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table:formula="of:=[.F18]/3600" office:value-type="float" office:value="72.0255555555556" calcext:value-type="float">
            <text:p>72.03</text:p>
          </table:table-cell>
          <table:table-cell table:style-name="ce12" table:formula="of:=[.D18]/24" office:value-type="float" office:value="3.00106481481481" calcext:value-type="float">
            <text:p>3.00</text:p>
          </table:table-cell>
          <table:table-cell table:formula="of:=[.F17]+[.B16]" office:value-type="float" office:value="259292" calcext:value-type="float">
            <text:p>259292</text:p>
          </table:table-cell>
          <table:table-cell table:style-name="ce13" table:formula="of:=[.G17]+[.$B$13]" office:value-type="float" office:value="0.550151726886" calcext:value-type="float">
            <text:p>0.5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74" calcext:value-type="float">
            <text:p>74.00</text:p>
          </table:table-cell>
          <table:table-cell table:style-name="ce12" table:formula="of:=[.D19]/24" office:value-type="float" office:value="3.08333333333333" calcext:value-type="float">
            <text:p>3.08</text:p>
          </table:table-cell>
          <table:table-cell table:formula="of:=[.D19]*3600+(2*[.$B$16])" office:value-type="float" office:value="266492" calcext:value-type="float">
            <text:p>266492</text:p>
          </table:table-cell>
          <table:table-cell table:style-name="ce12" table:formula="of:=[.$G$18]*([.$B$1]+[.$B$2]*EXP([.$B$3]*([.D19]-[.$D$17])))" office:value-type="float" office:value="0.454436900665079" calcext:value-type="float">
            <text:p>0.4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76" calcext:value-type="float">
            <text:p>76.00</text:p>
          </table:table-cell>
          <table:table-cell table:style-name="ce12" table:formula="of:=[.D20]/24" office:value-type="float" office:value="3.16666666666667" calcext:value-type="float">
            <text:p>3.17</text:p>
          </table:table-cell>
          <table:table-cell table:formula="of:=[.D20]*3600+(2*[.$B$16])" office:value-type="float" office:value="273692" calcext:value-type="float">
            <text:p>273692</text:p>
          </table:table-cell>
          <table:table-cell table:style-name="ce12" table:formula="of:=[.$G$18]*([.$B$1]+[.$B$2]*EXP([.$B$3]*([.D20]-[.$D$17])))" office:value-type="float" office:value="0.400014169931894" calcext:value-type="float">
            <text:p>0.4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78" calcext:value-type="float">
            <text:p>78.00</text:p>
          </table:table-cell>
          <table:table-cell table:style-name="ce12" table:formula="of:=[.D21]/24" office:value-type="float" office:value="3.25" calcext:value-type="float">
            <text:p>3.25</text:p>
          </table:table-cell>
          <table:table-cell table:formula="of:=[.D21]*3600+(2*[.$B$16])" office:value-type="float" office:value="280892" calcext:value-type="float">
            <text:p>280892</text:p>
          </table:table-cell>
          <table:table-cell table:style-name="ce12" table:formula="of:=[.$G$18]*([.$B$1]+[.$B$2]*EXP([.$B$3]*([.D21]-[.$D$17])))" office:value-type="float" office:value="0.355313794033273" calcext:value-type="float">
            <text:p>0.36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80" calcext:value-type="float">
            <text:p>80.00</text:p>
          </table:table-cell>
          <table:table-cell table:style-name="ce12" table:formula="of:=[.D22]/24" office:value-type="float" office:value="3.33333333333333" calcext:value-type="float">
            <text:p>3.33</text:p>
          </table:table-cell>
          <table:table-cell table:formula="of:=[.D22]*3600+(2*[.$B$16])" office:value-type="float" office:value="288092" calcext:value-type="float">
            <text:p>288092</text:p>
          </table:table-cell>
          <table:table-cell table:style-name="ce12" table:formula="of:=[.$G$18]*([.$B$1]+[.$B$2]*EXP([.$B$3]*([.D22]-[.$D$17])))" office:value-type="float" office:value="0.318598921799573" calcext:value-type="float">
            <text:p>0.3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82" calcext:value-type="float">
            <text:p>82.00</text:p>
          </table:table-cell>
          <table:table-cell table:style-name="ce12" table:formula="of:=[.D23]/24" office:value-type="float" office:value="3.41666666666667" calcext:value-type="float">
            <text:p>3.42</text:p>
          </table:table-cell>
          <table:table-cell table:formula="of:=[.D23]*3600+(2*[.$B$16])" office:value-type="float" office:value="295292" calcext:value-type="float">
            <text:p>295292</text:p>
          </table:table-cell>
          <table:table-cell table:style-name="ce12" table:formula="of:=[.$G$18]*([.$B$1]+[.$B$2]*EXP([.$B$3]*([.D23]-[.$D$17])))" office:value-type="float" office:value="0.288442982033113" calcext:value-type="float">
            <text:p>0.2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84" calcext:value-type="float">
            <text:p>84.00</text:p>
          </table:table-cell>
          <table:table-cell table:style-name="ce12" table:formula="of:=[.D24]/24" office:value-type="float" office:value="3.5" calcext:value-type="float">
            <text:p>3.50</text:p>
          </table:table-cell>
          <table:table-cell table:formula="of:=[.D24]*3600+(2*[.$B$16])" office:value-type="float" office:value="302492" calcext:value-type="float">
            <text:p>302492</text:p>
          </table:table-cell>
          <table:table-cell table:style-name="ce12" table:formula="of:=[.$G$18]*([.$B$1]+[.$B$2]*EXP([.$B$3]*([.D24]-[.$D$17])))" office:value-type="float" office:value="0.263674253507791" calcext:value-type="float">
            <text:p>0.26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86" calcext:value-type="float">
            <text:p>86.00</text:p>
          </table:table-cell>
          <table:table-cell table:style-name="ce12" table:formula="of:=[.D25]/24" office:value-type="float" office:value="3.58333333333333" calcext:value-type="float">
            <text:p>3.58</text:p>
          </table:table-cell>
          <table:table-cell table:formula="of:=[.D25]*3600+(2*[.$B$16])" office:value-type="float" office:value="309692" calcext:value-type="float">
            <text:p>309692</text:p>
          </table:table-cell>
          <table:table-cell table:style-name="ce12" table:formula="of:=[.$G$18]*([.$B$1]+[.$B$2]*EXP([.$B$3]*([.D25]-[.$D$17])))" office:value-type="float" office:value="0.243330337267336" calcext:value-type="float">
            <text:p>0.24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88" calcext:value-type="float">
            <text:p>88.00</text:p>
          </table:table-cell>
          <table:table-cell table:style-name="ce12" table:formula="of:=[.D26]/24" office:value-type="float" office:value="3.66666666666667" calcext:value-type="float">
            <text:p>3.67</text:p>
          </table:table-cell>
          <table:table-cell table:formula="of:=[.D26]*3600+(2*[.$B$16])" office:value-type="float" office:value="316892" calcext:value-type="float">
            <text:p>316892</text:p>
          </table:table-cell>
          <table:table-cell table:style-name="ce12" table:formula="of:=[.$G$18]*([.$B$1]+[.$B$2]*EXP([.$B$3]*([.D26]-[.$D$17])))" office:value-type="float" office:value="0.226620762224938" calcext:value-type="float">
            <text:p>0.23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90" calcext:value-type="float">
            <text:p>90.00</text:p>
          </table:table-cell>
          <table:table-cell table:style-name="ce12" table:formula="of:=[.D27]/24" office:value-type="float" office:value="3.75" calcext:value-type="float">
            <text:p>3.75</text:p>
          </table:table-cell>
          <table:table-cell table:formula="of:=[.D27]*3600+(2*[.$B$16])" office:value-type="float" office:value="324092" calcext:value-type="float">
            <text:p>324092</text:p>
          </table:table-cell>
          <table:table-cell table:style-name="ce12" table:formula="of:=[.$G$18]*([.$B$1]+[.$B$2]*EXP([.$B$3]*([.D27]-[.$D$17])))" office:value-type="float" office:value="0.21289627108973" calcext:value-type="float">
            <text:p>0.21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92" calcext:value-type="float">
            <text:p>92.00</text:p>
          </table:table-cell>
          <table:table-cell table:style-name="ce12" table:formula="of:=[.D28]/24" office:value-type="float" office:value="3.83333333333333" calcext:value-type="float">
            <text:p>3.83</text:p>
          </table:table-cell>
          <table:table-cell table:formula="of:=[.D28]*3600+(2*[.$B$16])" office:value-type="float" office:value="331292" calcext:value-type="float">
            <text:p>331292</text:p>
          </table:table-cell>
          <table:table-cell table:style-name="ce12" table:formula="of:=[.$G$18]*([.$B$1]+[.$B$2]*EXP([.$B$3]*([.D28]-[.$D$17])))" office:value-type="float" office:value="0.201623593212378" calcext:value-type="float">
            <text:p>0.2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93" calcext:value-type="float">
            <text:p>93.00</text:p>
          </table:table-cell>
          <table:table-cell table:style-name="ce12" table:formula="of:=[.D29]/24" office:value-type="float" office:value="3.875" calcext:value-type="float">
            <text:p>3.88</text:p>
          </table:table-cell>
          <table:table-cell table:formula="of:=[.D29]*3600+(2*[.$B$16])" office:value-type="float" office:value="334892" calcext:value-type="float">
            <text:p>334892</text:p>
          </table:table-cell>
          <table:table-cell table:style-name="ce12" table:formula="of:=[.$G$18]*([.$B$1]+[.$B$2]*EXP([.$B$3]*([.D29]-[.$D$17])))" office:value-type="float" office:value="0.196766574100034" calcext:value-type="float">
            <text:p>0.2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94" calcext:value-type="float">
            <text:p>94.00</text:p>
          </table:table-cell>
          <table:table-cell table:style-name="ce12" table:formula="of:=[.D30]/24" office:value-type="float" office:value="3.91666666666667" calcext:value-type="float">
            <text:p>3.92</text:p>
          </table:table-cell>
          <table:table-cell table:formula="of:=[.D30]*3600+(2*[.$B$16])" office:value-type="float" office:value="338492" calcext:value-type="float">
            <text:p>338492</text:p>
          </table:table-cell>
          <table:table-cell table:style-name="ce12" table:formula="of:=[.$G$18]*([.$B$1]+[.$B$2]*EXP([.$B$3]*([.D30]-[.$D$17])))" office:value-type="float" office:value="0.192364724138496" calcext:value-type="float">
            <text:p>0.1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95" calcext:value-type="float">
            <text:p>95.00</text:p>
          </table:table-cell>
          <table:table-cell table:style-name="ce12" table:formula="of:=[.D31]/24" office:value-type="float" office:value="3.95833333333333" calcext:value-type="float">
            <text:p>3.96</text:p>
          </table:table-cell>
          <table:table-cell table:formula="of:=[.D31]*3600+(2*[.$B$16])" office:value-type="float" office:value="342092" calcext:value-type="float">
            <text:p>342092</text:p>
          </table:table-cell>
          <table:table-cell table:style-name="ce12" table:formula="of:=[.$G$18]*([.$B$1]+[.$B$2]*EXP([.$B$3]*([.D31]-[.$D$17])))" office:value-type="float" office:value="0.188375387750122" calcext:value-type="float">
            <text:p>0.1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4" office:value-type="float" office:value="96" calcext:value-type="float">
            <text:p>96.00</text:p>
          </table:table-cell>
          <table:table-cell table:style-name="ce14" table:formula="of:=[.D32]/24" office:value-type="float" office:value="4" calcext:value-type="float">
            <text:p>4.00</text:p>
          </table:table-cell>
          <table:table-cell table:formula="of:=[.D32]*3600+(2*[.$B$16])" office:value-type="float" office:value="345692" calcext:value-type="float">
            <text:p>345692</text:p>
          </table:table-cell>
          <table:table-cell table:style-name="ce12" table:formula="of:=[.$G$18]*([.$B$1]+[.$B$2]*EXP([.$B$3]*([.D32]-[.$D$17])))" office:value-type="float" office:value="0.184759906768567" calcext:value-type="float">
            <text:p>0.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table:formula="of:=[.D32]+24" office:value-type="float" office:value="120" calcext:value-type="float">
            <text:p>120.00</text:p>
          </table:table-cell>
          <table:table-cell table:style-name="ce14" table:formula="of:=[.D33]/24" office:value-type="float" office:value="5" calcext:value-type="float">
            <text:p>5.00</text:p>
          </table:table-cell>
          <table:table-cell table:formula="of:=[.D33]*3600+(2*[.$B$16])" office:value-type="float" office:value="432092" calcext:value-type="float">
            <text:p>432092</text:p>
          </table:table-cell>
          <table:table-cell table:style-name="ce12" table:formula="of:=[.$G$18]*([.$B$1]+[.$B$2]*EXP([.$B$3]*([.D33]-[.$D$17])))" office:value-type="float" office:value="0.153091399059758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table:formula="of:=[.D33]+24" office:value-type="float" office:value="144" calcext:value-type="float">
            <text:p>144.00</text:p>
          </table:table-cell>
          <table:table-cell table:style-name="ce13" table:formula="of:=[.D34]/24" office:value-type="float" office:value="6" calcext:value-type="float">
            <text:p>6.00</text:p>
          </table:table-cell>
          <table:table-cell table:formula="of:=[.D34]*3600+(2*[.$B$16])" office:value-type="float" office:value="518492" calcext:value-type="float">
            <text:p>518492</text:p>
          </table:table-cell>
          <table:table-cell table:style-name="ce12" table:formula="of:=[.$G$18]*([.$B$1]+[.$B$2]*EXP([.$B$3]*([.D34]-[.$D$17])))" office:value-type="float" office:value="0.150106031904355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table:formula="of:=[.F35]/3600" office:value-type="float" office:value="144.038333333333" calcext:value-type="float">
            <text:p>144.04</text:p>
          </table:table-cell>
          <table:table-cell table:style-name="ce12" table:formula="of:=[.D35]/24" office:value-type="float" office:value="6.00159722222222" calcext:value-type="float">
            <text:p>6.00</text:p>
          </table:table-cell>
          <table:table-cell table:formula="of:=[.F34]+[.$B$16]" office:value-type="float" office:value="518538" calcext:value-type="float">
            <text:p>518538</text:p>
          </table:table-cell>
          <table:table-cell table:style-name="ce13" table:formula="of:=[.G34]+[.$B$13]" office:value-type="float" office:value="0.582328194095722" calcext:value-type="float">
            <text:p>0.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146" calcext:value-type="float">
            <text:p>146.00</text:p>
          </table:table-cell>
          <table:table-cell table:style-name="ce14" table:formula="of:=[.D36]/24" office:value-type="float" office:value="6.08333333333333" calcext:value-type="float">
            <text:p>6.08</text:p>
          </table:table-cell>
          <table:table-cell table:formula="of:=[.D36]*3600+(3*[.$B$16])" office:value-type="float" office:value="525738" calcext:value-type="float">
            <text:p>525738</text:p>
          </table:table-cell>
          <table:table-cell table:style-name="ce12" table:formula="of:=[.$G$18]*([.$B$1]+[.$B$2]*EXP([.$B$3]*([.D36]-[.$D$34])))" office:value-type="float" office:value="0.454436900665079" calcext:value-type="float">
            <text:p>0.4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148" calcext:value-type="float">
            <text:p>148.00</text:p>
          </table:table-cell>
          <table:table-cell table:style-name="ce14" table:formula="of:=[.D37]/24" office:value-type="float" office:value="6.16666666666667" calcext:value-type="float">
            <text:p>6.17</text:p>
          </table:table-cell>
          <table:table-cell table:formula="of:=[.D37]*3600+(3*[.$B$16])" office:value-type="float" office:value="532938" calcext:value-type="float">
            <text:p>532938</text:p>
          </table:table-cell>
          <table:table-cell table:style-name="ce12" table:formula="of:=[.$G$18]*([.$B$1]+[.$B$2]*EXP([.$B$3]*([.D37]-[.$D$34])))" office:value-type="float" office:value="0.400014169931894" calcext:value-type="float">
            <text:p>0.4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3"/>
          <table:table-cell table:style-name="ce12" office:value-type="float" office:value="150" calcext:value-type="float">
            <text:p>150.00</text:p>
          </table:table-cell>
          <table:table-cell table:style-name="ce14" table:formula="of:=[.D38]/24" office:value-type="float" office:value="6.25" calcext:value-type="float">
            <text:p>6.25</text:p>
          </table:table-cell>
          <table:table-cell table:formula="of:=[.D38]*3600+(3*[.$B$16])" office:value-type="float" office:value="540138" calcext:value-type="float">
            <text:p>540138</text:p>
          </table:table-cell>
          <table:table-cell table:style-name="ce12" table:formula="of:=[.$G$18]*([.$B$1]+[.$B$2]*EXP([.$B$3]*([.D38]-[.$D$34])))" office:value-type="float" office:value="0.355313794033273" calcext:value-type="float">
            <text:p>0.3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52" calcext:value-type="float">
            <text:p>152.00</text:p>
          </table:table-cell>
          <table:table-cell table:style-name="ce14" table:formula="of:=[.D39]/24" office:value-type="float" office:value="6.33333333333333" calcext:value-type="float">
            <text:p>6.33</text:p>
          </table:table-cell>
          <table:table-cell table:formula="of:=[.D39]*3600+(3*[.$B$16])" office:value-type="float" office:value="547338" calcext:value-type="float">
            <text:p>547338</text:p>
          </table:table-cell>
          <table:table-cell table:style-name="ce12" table:formula="of:=[.$G$18]*([.$B$1]+[.$B$2]*EXP([.$B$3]*([.D39]-[.$D$34])))" office:value-type="float" office:value="0.318598921799573" calcext:value-type="float">
            <text:p>0.32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54" calcext:value-type="float">
            <text:p>154.00</text:p>
          </table:table-cell>
          <table:table-cell table:style-name="ce14" table:formula="of:=[.D40]/24" office:value-type="float" office:value="6.41666666666667" calcext:value-type="float">
            <text:p>6.42</text:p>
          </table:table-cell>
          <table:table-cell table:formula="of:=[.D40]*3600+(3*[.$B$16])" office:value-type="float" office:value="554538" calcext:value-type="float">
            <text:p>554538</text:p>
          </table:table-cell>
          <table:table-cell table:style-name="ce12" table:formula="of:=[.$G$18]*([.$B$1]+[.$B$2]*EXP([.$B$3]*([.D40]-[.$D$34])))" office:value-type="float" office:value="0.288442982033113" calcext:value-type="float">
            <text:p>0.2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56" calcext:value-type="float">
            <text:p>156.00</text:p>
          </table:table-cell>
          <table:table-cell table:style-name="ce14" table:formula="of:=[.D41]/24" office:value-type="float" office:value="6.5" calcext:value-type="float">
            <text:p>6.50</text:p>
          </table:table-cell>
          <table:table-cell table:formula="of:=[.D41]*3600+(3*[.$B$16])" office:value-type="float" office:value="561738" calcext:value-type="float">
            <text:p>561738</text:p>
          </table:table-cell>
          <table:table-cell table:style-name="ce12" table:formula="of:=[.$G$18]*([.$B$1]+[.$B$2]*EXP([.$B$3]*([.D41]-[.$D$34])))" office:value-type="float" office:value="0.263674253507791" calcext:value-type="float">
            <text:p>0.2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58" calcext:value-type="float">
            <text:p>158.00</text:p>
          </table:table-cell>
          <table:table-cell table:style-name="ce14" table:formula="of:=[.D42]/24" office:value-type="float" office:value="6.58333333333333" calcext:value-type="float">
            <text:p>6.58</text:p>
          </table:table-cell>
          <table:table-cell table:formula="of:=[.D42]*3600+(3*[.$B$16])" office:value-type="float" office:value="568938" calcext:value-type="float">
            <text:p>568938</text:p>
          </table:table-cell>
          <table:table-cell table:style-name="ce12" table:formula="of:=[.$G$18]*([.$B$1]+[.$B$2]*EXP([.$B$3]*([.D42]-[.$D$34])))" office:value-type="float" office:value="0.243330337267336" calcext:value-type="float">
            <text:p>0.24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60" calcext:value-type="float">
            <text:p>160.00</text:p>
          </table:table-cell>
          <table:table-cell table:style-name="ce14" table:formula="of:=[.D43]/24" office:value-type="float" office:value="6.66666666666667" calcext:value-type="float">
            <text:p>6.67</text:p>
          </table:table-cell>
          <table:table-cell table:formula="of:=[.D43]*3600+(3*[.$B$16])" office:value-type="float" office:value="576138" calcext:value-type="float">
            <text:p>576138</text:p>
          </table:table-cell>
          <table:table-cell table:style-name="ce12" table:formula="of:=[.$G$18]*([.$B$1]+[.$B$2]*EXP([.$B$3]*([.D43]-[.$D$34])))" office:value-type="float" office:value="0.226620762224938" calcext:value-type="float">
            <text:p>0.23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62" calcext:value-type="float">
            <text:p>162.00</text:p>
          </table:table-cell>
          <table:table-cell table:style-name="ce14" table:formula="of:=[.D44]/24" office:value-type="float" office:value="6.75" calcext:value-type="float">
            <text:p>6.75</text:p>
          </table:table-cell>
          <table:table-cell table:formula="of:=[.D44]*3600+(3*[.$B$16])" office:value-type="float" office:value="583338" calcext:value-type="float">
            <text:p>583338</text:p>
          </table:table-cell>
          <table:table-cell table:style-name="ce12" table:formula="of:=[.$G$18]*([.$B$1]+[.$B$2]*EXP([.$B$3]*([.D44]-[.$D$34])))" office:value-type="float" office:value="0.21289627108973" calcext:value-type="float">
            <text:p>0.21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64" calcext:value-type="float">
            <text:p>164.00</text:p>
          </table:table-cell>
          <table:table-cell table:style-name="ce14" table:formula="of:=[.D45]/24" office:value-type="float" office:value="6.83333333333333" calcext:value-type="float">
            <text:p>6.83</text:p>
          </table:table-cell>
          <table:table-cell table:formula="of:=[.D45]*3600+(3*[.$B$16])" office:value-type="float" office:value="590538" calcext:value-type="float">
            <text:p>590538</text:p>
          </table:table-cell>
          <table:table-cell table:style-name="ce12" table:formula="of:=[.$G$18]*([.$B$1]+[.$B$2]*EXP([.$B$3]*([.D45]-[.$D$34])))" office:value-type="float" office:value="0.201623593212378" calcext:value-type="float">
            <text:p>0.2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66" calcext:value-type="float">
            <text:p>166.00</text:p>
          </table:table-cell>
          <table:table-cell table:style-name="ce14" table:formula="of:=[.D46]/24" office:value-type="float" office:value="6.91666666666667" calcext:value-type="float">
            <text:p>6.92</text:p>
          </table:table-cell>
          <table:table-cell table:formula="of:=[.D46]*3600+(3*[.$B$16])" office:value-type="float" office:value="597738" calcext:value-type="float">
            <text:p>597738</text:p>
          </table:table-cell>
          <table:table-cell table:style-name="ce12" table:formula="of:=[.$G$18]*([.$B$1]+[.$B$2]*EXP([.$B$3]*([.D46]-[.$D$34])))" office:value-type="float" office:value="0.192364724138496" calcext:value-type="float">
            <text:p>0.1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168" calcext:value-type="float">
            <text:p>168.00</text:p>
          </table:table-cell>
          <table:table-cell table:style-name="ce14" table:formula="of:=[.D47]/24" office:value-type="float" office:value="7" calcext:value-type="float">
            <text:p>7.00</text:p>
          </table:table-cell>
          <table:table-cell table:formula="of:=[.D47]*3600+(3*[.$B$16])" office:value-type="float" office:value="604938" calcext:value-type="float">
            <text:p>604938</text:p>
          </table:table-cell>
          <table:table-cell table:style-name="ce12" table:formula="of:=[.$G$18]*([.$B$1]+[.$B$2]*EXP([.$B$3]*([.D47]-[.$D$34])))" office:value-type="float" office:value="0.184759906768567" calcext:value-type="float">
            <text:p>0.1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E48]*24" office:value-type="float" office:value="192" calcext:value-type="float">
            <text:p>192.00</text:p>
          </table:table-cell>
          <table:table-cell table:style-name="ce14" office:value-type="float" office:value="8" calcext:value-type="float">
            <text:p>8.00</text:p>
          </table:table-cell>
          <table:table-cell table:formula="of:=[.D48]*3600+(3*[.$B$16])" office:value-type="float" office:value="691338" calcext:value-type="float">
            <text:p>691338</text:p>
          </table:table-cell>
          <table:table-cell table:style-name="ce12" table:formula="of:=[.$G$18]*([.$B$1]+[.$B$2]*EXP([.$B$3]*([.D48]-[.$D$34])))" office:value-type="float" office:value="0.153091399059758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E49]*24" office:value-type="float" office:value="216" calcext:value-type="float">
            <text:p>216.00</text:p>
          </table:table-cell>
          <table:table-cell table:style-name="ce14" office:value-type="float" office:value="9" calcext:value-type="float">
            <text:p>9.00</text:p>
          </table:table-cell>
          <table:table-cell table:formula="of:=[.D49]*3600+(3*[.$B$16])" office:value-type="float" office:value="777738" calcext:value-type="float">
            <text:p>777738</text:p>
          </table:table-cell>
          <table:table-cell table:style-name="ce12" table:formula="of:=[.$G$18]*([.$B$1]+[.$B$2]*EXP([.$B$3]*([.D49]-[.$D$34])))" office:value-type="float" office:value="0.150106031904355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F50]/3600" office:value-type="float" office:value="216.051111111111" calcext:value-type="float">
            <text:p>216.05</text:p>
          </table:table-cell>
          <table:table-cell table:style-name="ce12" table:formula="of:=[.D50]/24" office:value-type="float" office:value="9.00212962962963" calcext:value-type="float">
            <text:p>9.00</text:p>
          </table:table-cell>
          <table:table-cell table:formula="of:=[.F49]+[.$B$16]" office:value-type="float" office:value="777784" calcext:value-type="float">
            <text:p>777784</text:p>
          </table:table-cell>
          <table:table-cell table:style-name="ce13" table:formula="of:=[.G49]+[.B13]" office:value-type="float" office:value="0.582328194095722" calcext:value-type="float">
            <text:p>0.5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18" calcext:value-type="float">
            <text:p>218.00</text:p>
          </table:table-cell>
          <table:table-cell table:style-name="ce14" table:formula="of:=[.D51]/24" office:value-type="float" office:value="9.08333333333333" calcext:value-type="float">
            <text:p>9.08</text:p>
          </table:table-cell>
          <table:table-cell table:formula="of:=[.D51]*3600+(4*[.$B$16])" office:value-type="float" office:value="784984" calcext:value-type="float">
            <text:p>784984</text:p>
          </table:table-cell>
          <table:table-cell table:style-name="ce12" table:formula="of:=[.$G$18]*([.$B$1]+[.$B$2]*EXP([.$B$3]*([.D51]-[.$D$49])))" office:value-type="float" office:value="0.454436900665079" calcext:value-type="float">
            <text:p>0.4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20" calcext:value-type="float">
            <text:p>220.00</text:p>
          </table:table-cell>
          <table:table-cell table:style-name="ce14" table:formula="of:=[.D52]/24" office:value-type="float" office:value="9.16666666666667" calcext:value-type="float">
            <text:p>9.17</text:p>
          </table:table-cell>
          <table:table-cell table:formula="of:=[.D52]*3600+(4*[.$B$16])" office:value-type="float" office:value="792184" calcext:value-type="float">
            <text:p>792184</text:p>
          </table:table-cell>
          <table:table-cell table:style-name="ce12" table:formula="of:=[.$G$18]*([.$B$1]+[.$B$2]*EXP([.$B$3]*([.D52]-[.$D$49])))" office:value-type="float" office:value="0.400014169931894" calcext:value-type="float">
            <text:p>0.4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22" calcext:value-type="float">
            <text:p>222.00</text:p>
          </table:table-cell>
          <table:table-cell table:style-name="ce14" table:formula="of:=[.D53]/24" office:value-type="float" office:value="9.25" calcext:value-type="float">
            <text:p>9.25</text:p>
          </table:table-cell>
          <table:table-cell table:formula="of:=[.D53]*3600+(4*[.$B$16])" office:value-type="float" office:value="799384" calcext:value-type="float">
            <text:p>799384</text:p>
          </table:table-cell>
          <table:table-cell table:style-name="ce12" table:formula="of:=[.$G$18]*([.$B$1]+[.$B$2]*EXP([.$B$3]*([.D53]-[.$D$49])))" office:value-type="float" office:value="0.355313794033273" calcext:value-type="float">
            <text:p>0.3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24" calcext:value-type="float">
            <text:p>224.00</text:p>
          </table:table-cell>
          <table:table-cell table:style-name="ce14" table:formula="of:=[.D54]/24" office:value-type="float" office:value="9.33333333333333" calcext:value-type="float">
            <text:p>9.33</text:p>
          </table:table-cell>
          <table:table-cell table:formula="of:=[.D54]*3600+(4*[.$B$16])" office:value-type="float" office:value="806584" calcext:value-type="float">
            <text:p>806584</text:p>
          </table:table-cell>
          <table:table-cell table:style-name="ce12" table:formula="of:=[.$G$18]*([.$B$1]+[.$B$2]*EXP([.$B$3]*([.D54]-[.$D$49])))" office:value-type="float" office:value="0.318598921799573" calcext:value-type="float">
            <text:p>0.32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26" calcext:value-type="float">
            <text:p>226.00</text:p>
          </table:table-cell>
          <table:table-cell table:style-name="ce14" table:formula="of:=[.D55]/24" office:value-type="float" office:value="9.41666666666667" calcext:value-type="float">
            <text:p>9.42</text:p>
          </table:table-cell>
          <table:table-cell table:formula="of:=[.D55]*3600+(4*[.$B$16])" office:value-type="float" office:value="813784" calcext:value-type="float">
            <text:p>813784</text:p>
          </table:table-cell>
          <table:table-cell table:style-name="ce12" table:formula="of:=[.$G$18]*([.$B$1]+[.$B$2]*EXP([.$B$3]*([.D55]-[.$D$49])))" office:value-type="float" office:value="0.288442982033113" calcext:value-type="float">
            <text:p>0.2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28" calcext:value-type="float">
            <text:p>228.00</text:p>
          </table:table-cell>
          <table:table-cell table:style-name="ce14" table:formula="of:=[.D56]/24" office:value-type="float" office:value="9.5" calcext:value-type="float">
            <text:p>9.50</text:p>
          </table:table-cell>
          <table:table-cell table:formula="of:=[.D56]*3600+(4*[.$B$16])" office:value-type="float" office:value="820984" calcext:value-type="float">
            <text:p>820984</text:p>
          </table:table-cell>
          <table:table-cell table:style-name="ce12" table:formula="of:=[.$G$18]*([.$B$1]+[.$B$2]*EXP([.$B$3]*([.D56]-[.$D$49])))" office:value-type="float" office:value="0.263674253507791" calcext:value-type="float">
            <text:p>0.26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30" calcext:value-type="float">
            <text:p>230.00</text:p>
          </table:table-cell>
          <table:table-cell table:style-name="ce14" table:formula="of:=[.D57]/24" office:value-type="float" office:value="9.58333333333333" calcext:value-type="float">
            <text:p>9.58</text:p>
          </table:table-cell>
          <table:table-cell table:formula="of:=[.D57]*3600+(4*[.$B$16])" office:value-type="float" office:value="828184" calcext:value-type="float">
            <text:p>828184</text:p>
          </table:table-cell>
          <table:table-cell table:style-name="ce12" table:formula="of:=[.$G$18]*([.$B$1]+[.$B$2]*EXP([.$B$3]*([.D57]-[.$D$49])))" office:value-type="float" office:value="0.243330337267336" calcext:value-type="float">
            <text:p>0.24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32" calcext:value-type="float">
            <text:p>232.00</text:p>
          </table:table-cell>
          <table:table-cell table:style-name="ce14" table:formula="of:=[.D58]/24" office:value-type="float" office:value="9.66666666666667" calcext:value-type="float">
            <text:p>9.67</text:p>
          </table:table-cell>
          <table:table-cell table:formula="of:=[.D58]*3600+(4*[.$B$16])" office:value-type="float" office:value="835384" calcext:value-type="float">
            <text:p>835384</text:p>
          </table:table-cell>
          <table:table-cell table:style-name="ce12" table:formula="of:=[.$G$18]*([.$B$1]+[.$B$2]*EXP([.$B$3]*([.D58]-[.$D$49])))" office:value-type="float" office:value="0.226620762224938" calcext:value-type="float">
            <text:p>0.23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34" calcext:value-type="float">
            <text:p>234.00</text:p>
          </table:table-cell>
          <table:table-cell table:style-name="ce14" table:formula="of:=[.D59]/24" office:value-type="float" office:value="9.75" calcext:value-type="float">
            <text:p>9.75</text:p>
          </table:table-cell>
          <table:table-cell table:formula="of:=[.D59]*3600+(4*[.$B$16])" office:value-type="float" office:value="842584" calcext:value-type="float">
            <text:p>842584</text:p>
          </table:table-cell>
          <table:table-cell table:style-name="ce12" table:formula="of:=[.$G$18]*([.$B$1]+[.$B$2]*EXP([.$B$3]*([.D59]-[.$D$49])))" office:value-type="float" office:value="0.21289627108973" calcext:value-type="float">
            <text:p>0.21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36" calcext:value-type="float">
            <text:p>236.00</text:p>
          </table:table-cell>
          <table:table-cell table:style-name="ce14" table:formula="of:=[.D60]/24" office:value-type="float" office:value="9.83333333333333" calcext:value-type="float">
            <text:p>9.83</text:p>
          </table:table-cell>
          <table:table-cell table:formula="of:=[.D60]*3600+(4*[.$B$16])" office:value-type="float" office:value="849784" calcext:value-type="float">
            <text:p>849784</text:p>
          </table:table-cell>
          <table:table-cell table:style-name="ce12" table:formula="of:=[.$G$18]*([.$B$1]+[.$B$2]*EXP([.$B$3]*([.D60]-[.$D$49])))" office:value-type="float" office:value="0.201623593212378" calcext:value-type="float">
            <text:p>0.2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38" calcext:value-type="float">
            <text:p>238.00</text:p>
          </table:table-cell>
          <table:table-cell table:style-name="ce14" table:formula="of:=[.D61]/24" office:value-type="float" office:value="9.91666666666667" calcext:value-type="float">
            <text:p>9.92</text:p>
          </table:table-cell>
          <table:table-cell table:formula="of:=[.D61]*3600+(4*[.$B$16])" office:value-type="float" office:value="856984" calcext:value-type="float">
            <text:p>856984</text:p>
          </table:table-cell>
          <table:table-cell table:style-name="ce12" table:formula="of:=[.$G$18]*([.$B$1]+[.$B$2]*EXP([.$B$3]*([.D61]-[.$D$49])))" office:value-type="float" office:value="0.192364724138496" calcext:value-type="float">
            <text:p>0.19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office:value-type="float" office:value="240" calcext:value-type="float">
            <text:p>240.00</text:p>
          </table:table-cell>
          <table:table-cell table:style-name="ce14" table:formula="of:=[.D62]/24" office:value-type="float" office:value="10" calcext:value-type="float">
            <text:p>10.00</text:p>
          </table:table-cell>
          <table:table-cell table:formula="of:=[.D62]*3600+(4*[.$B$16])" office:value-type="float" office:value="864184" calcext:value-type="float">
            <text:p>864184</text:p>
          </table:table-cell>
          <table:table-cell table:style-name="ce12" table:formula="of:=[.$G$18]*([.$B$1]+[.$B$2]*EXP([.$B$3]*([.D62]-[.$D$49])))" office:value-type="float" office:value="0.184759906768567" calcext:value-type="float">
            <text:p>0.1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E63]*24" office:value-type="float" office:value="264" calcext:value-type="float">
            <text:p>264.00</text:p>
          </table:table-cell>
          <table:table-cell table:style-name="ce14" office:value-type="float" office:value="11" calcext:value-type="float">
            <text:p>11.00</text:p>
          </table:table-cell>
          <table:table-cell table:formula="of:=[.D63]*3600+(4*[.$B$16])" office:value-type="float" office:value="950584" calcext:value-type="float">
            <text:p>950584</text:p>
          </table:table-cell>
          <table:table-cell table:style-name="ce12" table:formula="of:=[.$G$18]*([.$B$1]+[.$B$2]*EXP([.$B$3]*([.D63]-[.$D$49])))" office:value-type="float" office:value="0.153091399059758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E64]*24" office:value-type="float" office:value="288" calcext:value-type="float">
            <text:p>288.00</text:p>
          </table:table-cell>
          <table:table-cell table:style-name="ce14" office:value-type="float" office:value="12" calcext:value-type="float">
            <text:p>12.00</text:p>
          </table:table-cell>
          <table:table-cell table:formula="of:=[.D64]*3600+(4*[.$B$16])" office:value-type="float" office:value="1036984" calcext:value-type="float">
            <text:p>1036984</text:p>
          </table:table-cell>
          <table:table-cell table:style-name="ce12" table:formula="of:=[.$G$18]*([.$B$1]+[.$B$2]*EXP([.$B$3]*([.D64]-[.$D$49])))" office:value-type="float" office:value="0.150106031904355" calcext:value-type="float">
            <text:p>0.15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" table:formula="of:=[.E65]*24" office:value-type="float" office:value="312" calcext:value-type="float">
            <text:p>312.00</text:p>
          </table:table-cell>
          <table:table-cell table:style-name="ce14" office:value-type="float" office:value="13" calcext:value-type="float">
            <text:p>13.00</text:p>
          </table:table-cell>
          <table:table-cell table:formula="of:=[.D65]*3600+(4*[.$B$16])" office:value-type="float" office:value="1123384" calcext:value-type="float">
            <text:p>1123384</text:p>
          </table:table-cell>
          <table:table-cell table:style-name="ce12" table:formula="of:=[.$G$18]*([.$B$1]+[.$B$2]*EXP([.$B$3]*([.D65]-[.$D$49])))" office:value-type="float" office:value="0.14982460351706" calcext:value-type="float">
            <text:p>0.15</text:p>
          </table:table-cell>
          <table:table-cell table:number-columns-repeated="57"/>
        </table:table-row>
        <table:table-row table:style-name="ro1" table:number-rows-repeated="9">
          <table:table-cell table:number-columns-repeated="3"/>
          <table:table-cell table:style-name="ce1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13" table:number-columns-repeated="2"/>
          <table:table-cell/>
          <table:table-cell table:style-name="ce1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100">
          <table:table-cell table:number-columns-repeated="4"/>
          <table:table-cell table:style-name="ce12"/>
          <table:table-cell table:number-columns-repeated="59"/>
        </table:table-row>
        <table:table-row table:style-name="ro1" table:number-rows-repeated="10483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V" table:style-name="ta1">
        <table:table-column table:style-name="co1" table:default-cell-style-name="ce2"/>
        <table:table-column table:style-name="co1" table:default-cell-style-name="ce23"/>
        <table:table-row table:style-name="ro1">
          <table:table-cell office:value-type="string" calcext:value-type="string">
            <text:p>Time(s)</text:p>
          </table:table-cell>
          <table:table-cell table:style-name="ce2" office:value-type="string" calcext:value-type="string">
            <text:p>Conc(kg/m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2222162191366" calcext:value-type="float">
            <text:p>0.432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0.357024599189715" calcext:value-type="float">
            <text:p>0.357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0.314267830101667" calcext:value-type="float">
            <text:p>0.314</text:p>
          </table:table-cell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float" office:value="0.279149348821916" calcext:value-type="float">
            <text:p>0.279</text:p>
          </table:table-cell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float" office:value="0.250304612568424" calcext:value-type="float">
            <text:p>0.250</text:p>
          </table:table-cell>
        </table:table-row>
        <table:table-row table:style-name="ro1">
          <table:table-cell office:value-type="float" office:value="36046" calcext:value-type="float">
            <text:p>36046</text:p>
          </table:table-cell>
          <table:table-cell office:value-type="float" office:value="0.226612847457464" calcext:value-type="float">
            <text:p>0.227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float" office:value="0.207153500381446" calcext:value-type="float">
            <text:p>0.207</text:p>
          </table:table-cell>
        </table:table-row>
        <table:table-row table:style-name="ro1">
          <table:table-cell office:value-type="float" office:value="50446" calcext:value-type="float">
            <text:p>50446</text:p>
          </table:table-cell>
          <table:table-cell office:value-type="float" office:value="0.191170470545912" calcext:value-type="float">
            <text:p>0.191</text:p>
          </table:table-cell>
        </table:table-row>
        <table:table-row table:style-name="ro1">
          <table:table-cell office:value-type="float" office:value="57646" calcext:value-type="float">
            <text:p>57646</text:p>
          </table:table-cell>
          <table:table-cell office:value-type="float" office:value="0.178042730867616" calcext:value-type="float">
            <text:p>0.178</text:p>
          </table:table-cell>
        </table:table-row>
        <table:table-row table:style-name="ro1">
          <table:table-cell office:value-type="float" office:value="64846" calcext:value-type="float">
            <text:p>64846</text:p>
          </table:table-cell>
          <table:table-cell office:value-type="float" office:value="0.167260197716239" calcext:value-type="float">
            <text:p>0.167</text:p>
          </table:table-cell>
        </table:table-row>
        <table:table-row table:style-name="ro1">
          <table:table-cell office:value-type="float" office:value="72046" calcext:value-type="float">
            <text:p>72046</text:p>
          </table:table-cell>
          <table:table-cell office:value-type="float" office:value="0.158403911408797" calcext:value-type="float">
            <text:p>0.158</text:p>
          </table:table-cell>
        </table:table-row>
        <table:table-row table:style-name="ro1">
          <table:table-cell office:value-type="float" office:value="79246" calcext:value-type="float">
            <text:p>79246</text:p>
          </table:table-cell>
          <table:table-cell office:value-type="float" office:value="0.151129757361854" calcext:value-type="float">
            <text:p>0.151</text:p>
          </table:table-cell>
        </table:table-row>
        <table:table-row table:style-name="ro1">
          <table:table-cell office:value-type="float" office:value="86446" calcext:value-type="float">
            <text:p>86446</text:p>
          </table:table-cell>
          <table:table-cell office:value-type="float" office:value="0.145155095380321" calcext:value-type="float">
            <text:p>0.145</text:p>
          </table:table-cell>
        </table:table-row>
        <table:table-row table:style-name="ro1">
          <table:table-cell office:value-type="float" office:value="172846" calcext:value-type="float">
            <text:p>172846</text:p>
          </table:table-cell>
          <table:table-cell office:value-type="float" office:value="0.120274993753171" calcext:value-type="float">
            <text:p>0.120</text:p>
          </table:table-cell>
        </table:table-row>
        <table:table-row table:style-name="ro1">
          <table:table-cell table:style-name="ce1" office:value-type="float" office:value="259246" calcext:value-type="float">
            <text:p>259246</text:p>
          </table:table-cell>
          <table:table-cell table:style-name="ce24" office:value-type="float" office:value="0.117929564694633" calcext:value-type="float">
            <text:p>0.118</text:p>
          </table:table-cell>
        </table:table-row>
        <table:table-row table:style-name="ro1">
          <table:table-cell office:value-type="float" office:value="259292" calcext:value-type="float">
            <text:p>259292</text:p>
          </table:table-cell>
          <table:table-cell table:style-name="ce9" office:value-type="float" office:value="0.550151726886" calcext:value-type="float">
            <text:p>0.550</text:p>
          </table:table-cell>
        </table:table-row>
        <table:table-row table:style-name="ro1">
          <table:table-cell office:value-type="float" office:value="266492" calcext:value-type="float">
            <text:p>266492</text:p>
          </table:table-cell>
          <table:table-cell office:value-type="float" office:value="0.454436900665079" calcext:value-type="float">
            <text:p>0.454</text:p>
          </table:table-cell>
        </table:table-row>
        <table:table-row table:style-name="ro1">
          <table:table-cell office:value-type="float" office:value="273692" calcext:value-type="float">
            <text:p>273692</text:p>
          </table:table-cell>
          <table:table-cell office:value-type="float" office:value="0.400014169931894" calcext:value-type="float">
            <text:p>0.400</text:p>
          </table:table-cell>
        </table:table-row>
        <table:table-row table:style-name="ro1">
          <table:table-cell office:value-type="float" office:value="280892" calcext:value-type="float">
            <text:p>280892</text:p>
          </table:table-cell>
          <table:table-cell office:value-type="float" office:value="0.355313794033273" calcext:value-type="float">
            <text:p>0.355</text:p>
          </table:table-cell>
        </table:table-row>
        <table:table-row table:style-name="ro1">
          <table:table-cell office:value-type="float" office:value="288092" calcext:value-type="float">
            <text:p>288092</text:p>
          </table:table-cell>
          <table:table-cell office:value-type="float" office:value="0.318598921799573" calcext:value-type="float">
            <text:p>0.319</text:p>
          </table:table-cell>
        </table:table-row>
        <table:table-row table:style-name="ro1">
          <table:table-cell office:value-type="float" office:value="295292" calcext:value-type="float">
            <text:p>295292</text:p>
          </table:table-cell>
          <table:table-cell office:value-type="float" office:value="0.288442982033113" calcext:value-type="float">
            <text:p>0.288</text:p>
          </table:table-cell>
        </table:table-row>
        <table:table-row table:style-name="ro1">
          <table:table-cell office:value-type="float" office:value="302492" calcext:value-type="float">
            <text:p>302492</text:p>
          </table:table-cell>
          <table:table-cell office:value-type="float" office:value="0.263674253507791" calcext:value-type="float">
            <text:p>0.264</text:p>
          </table:table-cell>
        </table:table-row>
        <table:table-row table:style-name="ro1">
          <table:table-cell office:value-type="float" office:value="309692" calcext:value-type="float">
            <text:p>309692</text:p>
          </table:table-cell>
          <table:table-cell office:value-type="float" office:value="0.243330337267336" calcext:value-type="float">
            <text:p>0.243</text:p>
          </table:table-cell>
        </table:table-row>
        <table:table-row table:style-name="ro1">
          <table:table-cell office:value-type="float" office:value="316892" calcext:value-type="float">
            <text:p>316892</text:p>
          </table:table-cell>
          <table:table-cell office:value-type="float" office:value="0.226620762224938" calcext:value-type="float">
            <text:p>0.227</text:p>
          </table:table-cell>
        </table:table-row>
        <table:table-row table:style-name="ro1">
          <table:table-cell office:value-type="float" office:value="324092" calcext:value-type="float">
            <text:p>324092</text:p>
          </table:table-cell>
          <table:table-cell office:value-type="float" office:value="0.21289627108973" calcext:value-type="float">
            <text:p>0.213</text:p>
          </table:table-cell>
        </table:table-row>
        <table:table-row table:style-name="ro1">
          <table:table-cell office:value-type="float" office:value="331292" calcext:value-type="float">
            <text:p>331292</text:p>
          </table:table-cell>
          <table:table-cell office:value-type="float" office:value="0.201623593212378" calcext:value-type="float">
            <text:p>0.202</text:p>
          </table:table-cell>
        </table:table-row>
        <table:table-row table:style-name="ro1">
          <table:table-cell office:value-type="float" office:value="334892" calcext:value-type="float">
            <text:p>334892</text:p>
          </table:table-cell>
          <table:table-cell office:value-type="float" office:value="0.196766574100034" calcext:value-type="float">
            <text:p>0.197</text:p>
          </table:table-cell>
        </table:table-row>
        <table:table-row table:style-name="ro1">
          <table:table-cell office:value-type="float" office:value="338492" calcext:value-type="float">
            <text:p>338492</text:p>
          </table:table-cell>
          <table:table-cell office:value-type="float" office:value="0.192364724138496" calcext:value-type="float">
            <text:p>0.192</text:p>
          </table:table-cell>
        </table:table-row>
        <table:table-row table:style-name="ro1">
          <table:table-cell office:value-type="float" office:value="342092" calcext:value-type="float">
            <text:p>342092</text:p>
          </table:table-cell>
          <table:table-cell office:value-type="float" office:value="0.188375387750122" calcext:value-type="float">
            <text:p>0.188</text:p>
          </table:table-cell>
        </table:table-row>
        <table:table-row table:style-name="ro1">
          <table:table-cell office:value-type="float" office:value="345692" calcext:value-type="float">
            <text:p>345692</text:p>
          </table:table-cell>
          <table:table-cell office:value-type="float" office:value="0.184759906768567" calcext:value-type="float">
            <text:p>0.185</text:p>
          </table:table-cell>
        </table:table-row>
        <table:table-row table:style-name="ro1">
          <table:table-cell office:value-type="float" office:value="432092" calcext:value-type="float">
            <text:p>432092</text:p>
          </table:table-cell>
          <table:table-cell office:value-type="float" office:value="0.153091399059758" calcext:value-type="float">
            <text:p>0.153</text:p>
          </table:table-cell>
        </table:table-row>
        <table:table-row table:style-name="ro1">
          <table:table-cell office:value-type="float" office:value="518492" calcext:value-type="float">
            <text:p>518492</text:p>
          </table:table-cell>
          <table:table-cell office:value-type="float" office:value="0.150106031904355" calcext:value-type="float">
            <text:p>0.150</text:p>
          </table:table-cell>
        </table:table-row>
        <table:table-row table:style-name="ro1">
          <table:table-cell office:value-type="float" office:value="518538" calcext:value-type="float">
            <text:p>518538</text:p>
          </table:table-cell>
          <table:table-cell table:style-name="ce9" office:value-type="float" office:value="0.582328194095722" calcext:value-type="float">
            <text:p>0.582</text:p>
          </table:table-cell>
        </table:table-row>
        <table:table-row table:style-name="ro1">
          <table:table-cell office:value-type="float" office:value="525738" calcext:value-type="float">
            <text:p>525738</text:p>
          </table:table-cell>
          <table:table-cell office:value-type="float" office:value="0.454436900665079" calcext:value-type="float">
            <text:p>0.454</text:p>
          </table:table-cell>
        </table:table-row>
        <table:table-row table:style-name="ro1">
          <table:table-cell office:value-type="float" office:value="532938" calcext:value-type="float">
            <text:p>532938</text:p>
          </table:table-cell>
          <table:table-cell office:value-type="float" office:value="0.400014169931894" calcext:value-type="float">
            <text:p>0.400</text:p>
          </table:table-cell>
        </table:table-row>
        <table:table-row table:style-name="ro1">
          <table:table-cell office:value-type="float" office:value="540138" calcext:value-type="float">
            <text:p>540138</text:p>
          </table:table-cell>
          <table:table-cell office:value-type="float" office:value="0.355313794033273" calcext:value-type="float">
            <text:p>0.355</text:p>
          </table:table-cell>
        </table:table-row>
        <table:table-row table:style-name="ro1">
          <table:table-cell office:value-type="float" office:value="547338" calcext:value-type="float">
            <text:p>547338</text:p>
          </table:table-cell>
          <table:table-cell office:value-type="float" office:value="0.318598921799573" calcext:value-type="float">
            <text:p>0.319</text:p>
          </table:table-cell>
        </table:table-row>
        <table:table-row table:style-name="ro1">
          <table:table-cell office:value-type="float" office:value="554538" calcext:value-type="float">
            <text:p>554538</text:p>
          </table:table-cell>
          <table:table-cell office:value-type="float" office:value="0.288442982033113" calcext:value-type="float">
            <text:p>0.288</text:p>
          </table:table-cell>
        </table:table-row>
        <table:table-row table:style-name="ro1">
          <table:table-cell office:value-type="float" office:value="561738" calcext:value-type="float">
            <text:p>561738</text:p>
          </table:table-cell>
          <table:table-cell office:value-type="float" office:value="0.263674253507791" calcext:value-type="float">
            <text:p>0.264</text:p>
          </table:table-cell>
        </table:table-row>
        <table:table-row table:style-name="ro1">
          <table:table-cell office:value-type="float" office:value="568938" calcext:value-type="float">
            <text:p>568938</text:p>
          </table:table-cell>
          <table:table-cell office:value-type="float" office:value="0.243330337267336" calcext:value-type="float">
            <text:p>0.243</text:p>
          </table:table-cell>
        </table:table-row>
        <table:table-row table:style-name="ro1">
          <table:table-cell office:value-type="float" office:value="576138" calcext:value-type="float">
            <text:p>576138</text:p>
          </table:table-cell>
          <table:table-cell office:value-type="float" office:value="0.226620762224938" calcext:value-type="float">
            <text:p>0.227</text:p>
          </table:table-cell>
        </table:table-row>
        <table:table-row table:style-name="ro1">
          <table:table-cell office:value-type="float" office:value="583338" calcext:value-type="float">
            <text:p>583338</text:p>
          </table:table-cell>
          <table:table-cell office:value-type="float" office:value="0.21289627108973" calcext:value-type="float">
            <text:p>0.213</text:p>
          </table:table-cell>
        </table:table-row>
        <table:table-row table:style-name="ro1">
          <table:table-cell office:value-type="float" office:value="590538" calcext:value-type="float">
            <text:p>590538</text:p>
          </table:table-cell>
          <table:table-cell office:value-type="float" office:value="0.201623593212378" calcext:value-type="float">
            <text:p>0.202</text:p>
          </table:table-cell>
        </table:table-row>
        <table:table-row table:style-name="ro1">
          <table:table-cell office:value-type="float" office:value="597738" calcext:value-type="float">
            <text:p>597738</text:p>
          </table:table-cell>
          <table:table-cell office:value-type="float" office:value="0.192364724138496" calcext:value-type="float">
            <text:p>0.192</text:p>
          </table:table-cell>
        </table:table-row>
        <table:table-row table:style-name="ro1">
          <table:table-cell office:value-type="float" office:value="604938" calcext:value-type="float">
            <text:p>604938</text:p>
          </table:table-cell>
          <table:table-cell office:value-type="float" office:value="0.184759906768567" calcext:value-type="float">
            <text:p>0.185</text:p>
          </table:table-cell>
        </table:table-row>
        <table:table-row table:style-name="ro1">
          <table:table-cell office:value-type="float" office:value="691338" calcext:value-type="float">
            <text:p>691338</text:p>
          </table:table-cell>
          <table:table-cell office:value-type="float" office:value="0.153091399059758" calcext:value-type="float">
            <text:p>0.153</text:p>
          </table:table-cell>
        </table:table-row>
        <table:table-row table:style-name="ro1">
          <table:table-cell office:value-type="float" office:value="777738" calcext:value-type="float">
            <text:p>777738</text:p>
          </table:table-cell>
          <table:table-cell office:value-type="float" office:value="0.150106031904355" calcext:value-type="float">
            <text:p>0.150</text:p>
          </table:table-cell>
        </table:table-row>
        <table:table-row table:style-name="ro1">
          <table:table-cell office:value-type="float" office:value="777784" calcext:value-type="float">
            <text:p>777784</text:p>
          </table:table-cell>
          <table:table-cell table:style-name="ce9" office:value-type="float" office:value="0.582328194095722" calcext:value-type="float">
            <text:p>0.582</text:p>
          </table:table-cell>
        </table:table-row>
        <table:table-row table:style-name="ro1">
          <table:table-cell office:value-type="float" office:value="784984" calcext:value-type="float">
            <text:p>784984</text:p>
          </table:table-cell>
          <table:table-cell office:value-type="float" office:value="0.454436900665079" calcext:value-type="float">
            <text:p>0.454</text:p>
          </table:table-cell>
        </table:table-row>
        <table:table-row table:style-name="ro1">
          <table:table-cell office:value-type="float" office:value="792184" calcext:value-type="float">
            <text:p>792184</text:p>
          </table:table-cell>
          <table:table-cell office:value-type="float" office:value="0.400014169931894" calcext:value-type="float">
            <text:p>0.400</text:p>
          </table:table-cell>
        </table:table-row>
        <table:table-row table:style-name="ro1">
          <table:table-cell office:value-type="float" office:value="799384" calcext:value-type="float">
            <text:p>799384</text:p>
          </table:table-cell>
          <table:table-cell office:value-type="float" office:value="0.355313794033273" calcext:value-type="float">
            <text:p>0.355</text:p>
          </table:table-cell>
        </table:table-row>
        <table:table-row table:style-name="ro1">
          <table:table-cell office:value-type="float" office:value="806584" calcext:value-type="float">
            <text:p>806584</text:p>
          </table:table-cell>
          <table:table-cell office:value-type="float" office:value="0.318598921799573" calcext:value-type="float">
            <text:p>0.319</text:p>
          </table:table-cell>
        </table:table-row>
        <table:table-row table:style-name="ro1">
          <table:table-cell office:value-type="float" office:value="813784" calcext:value-type="float">
            <text:p>813784</text:p>
          </table:table-cell>
          <table:table-cell office:value-type="float" office:value="0.288442982033113" calcext:value-type="float">
            <text:p>0.288</text:p>
          </table:table-cell>
        </table:table-row>
        <table:table-row table:style-name="ro1">
          <table:table-cell office:value-type="float" office:value="820984" calcext:value-type="float">
            <text:p>820984</text:p>
          </table:table-cell>
          <table:table-cell office:value-type="float" office:value="0.263674253507791" calcext:value-type="float">
            <text:p>0.264</text:p>
          </table:table-cell>
        </table:table-row>
        <table:table-row table:style-name="ro1">
          <table:table-cell office:value-type="float" office:value="828184" calcext:value-type="float">
            <text:p>828184</text:p>
          </table:table-cell>
          <table:table-cell office:value-type="float" office:value="0.243330337267336" calcext:value-type="float">
            <text:p>0.243</text:p>
          </table:table-cell>
        </table:table-row>
        <table:table-row table:style-name="ro1">
          <table:table-cell office:value-type="float" office:value="835384" calcext:value-type="float">
            <text:p>835384</text:p>
          </table:table-cell>
          <table:table-cell office:value-type="float" office:value="0.226620762224938" calcext:value-type="float">
            <text:p>0.227</text:p>
          </table:table-cell>
        </table:table-row>
        <table:table-row table:style-name="ro1">
          <table:table-cell office:value-type="float" office:value="842584" calcext:value-type="float">
            <text:p>842584</text:p>
          </table:table-cell>
          <table:table-cell office:value-type="float" office:value="0.21289627108973" calcext:value-type="float">
            <text:p>0.213</text:p>
          </table:table-cell>
        </table:table-row>
        <table:table-row table:style-name="ro1">
          <table:table-cell office:value-type="float" office:value="849784" calcext:value-type="float">
            <text:p>849784</text:p>
          </table:table-cell>
          <table:table-cell office:value-type="float" office:value="0.201623593212378" calcext:value-type="float">
            <text:p>0.202</text:p>
          </table:table-cell>
        </table:table-row>
        <table:table-row table:style-name="ro1">
          <table:table-cell office:value-type="float" office:value="856984" calcext:value-type="float">
            <text:p>856984</text:p>
          </table:table-cell>
          <table:table-cell office:value-type="float" office:value="0.192364724138496" calcext:value-type="float">
            <text:p>0.192</text:p>
          </table:table-cell>
        </table:table-row>
        <table:table-row table:style-name="ro1">
          <table:table-cell office:value-type="float" office:value="864184" calcext:value-type="float">
            <text:p>864184</text:p>
          </table:table-cell>
          <table:table-cell office:value-type="float" office:value="0.184759906768567" calcext:value-type="float">
            <text:p>0.185</text:p>
          </table:table-cell>
        </table:table-row>
        <table:table-row table:style-name="ro1">
          <table:table-cell office:value-type="float" office:value="950584" calcext:value-type="float">
            <text:p>950584</text:p>
          </table:table-cell>
          <table:table-cell office:value-type="float" office:value="0.153091399059758" calcext:value-type="float">
            <text:p>0.153</text:p>
          </table:table-cell>
        </table:table-row>
        <table:table-row table:style-name="ro1">
          <table:table-cell office:value-type="float" office:value="1036984" calcext:value-type="float">
            <text:p>1036984</text:p>
          </table:table-cell>
          <table:table-cell office:value-type="float" office:value="0.150106031904355" calcext:value-type="float">
            <text:p>0.150</text:p>
          </table:table-cell>
        </table:table-row>
        <table:table-row table:style-name="ro1">
          <table:table-cell office:value-type="float" office:value="1123384" calcext:value-type="float">
            <text:p>1123384</text:p>
          </table:table-cell>
          <table:table-cell office:value-type="float" office:value="0.14982460351706" calcext:value-type="float">
            <text:p>0.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6:47:16.458929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1:07:10.872903290</meta:creation-date>
    <dc:title>UbuntuFont</dc:title>
    <meta:editing-duration>PT14M2S</meta:editing-duration>
    <meta:editing-cycles>7</meta:editing-cycles>
    <meta:generator>LibreOffice/6.4.6.2$Linux_X86_64 LibreOffice_project/40$Build-2</meta:generator>
    <meta:initial-creator>Edwin Saavedra C</meta:initial-creator>
    <dc:date>2021-09-10T16:49:06.630849412</dc:date>
    <dc:creator>Edwin Saavedra C</dc:creator>
    <meta:document-statistic meta:table-count="2" meta:cell-count="422" meta:object-count="1"/>
    <meta:template xlink:type="simple" xlink:actuate="onRequest" xlink:title="UbuntuFont" xlink:href="../../../../../../Templates/UbuntuFont1.ots" meta:date="2021-09-03T11:07:10.1242949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C.E2:CALC.E148 CALC.G1:CALC.G148" chart:data-source-has-labels="row" svg:x="1.331cm" svg:y="0.18cm" svg:width="14.349cm" svg:height="7.659cm">
          <chartooo:coordinate-region svg:x="2.243cm" svg:y="0.38cm" svg:width="13.25cm" svg:height="6.812cm"/>
          <chart:axis chart:dimension="x" chart:name="primary-x" chart:style-name="ch3">
            <chart:title svg:x="7.575cm" svg:y="8.019cm" chart:style-name="ch4">
              <text:p>Time (Days)</text:p>
            </chart:title>
          </chart:axis>
          <chart:axis chart:dimension="y" chart:name="primary-y" chart:style-name="ch5">
            <chart:title svg:x="0.451cm" svg:y="4.834cm" chart:style-name="ch6">
              <text:p>C(t) Kg/m3</text:p>
            </chart:title>
            <chart:grid chart:style-name="ch7" chart:class="major"/>
          </chart:axis>
          <chart:series chart:style-name="ch8" chart:values-cell-range-address="CALC.G2:CALC.G148" chart:label-cell-address="CALC.G1:CALC.G1" chart:class="chart:scatter">
            <chart:domain table:cell-range-address="CALC.E2:CALC.E148"/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nc</text:p>
                <draw:g>
                  <svg:desc>CALC.G1:CAL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.E2:CALC.E148</svg:desc>
                </draw:g>
              </table:table-cell>
              <table:table-cell office:value-type="float" office:value="0">
                <text:p>0</text:p>
                <draw:g>
                  <svg:desc>CALC.G2:CALC.G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32222162191366">
                <text:p>0.432222162191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57024599189715">
                <text:p>0.357024599189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4267830101667">
                <text:p>0.31426783010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79149348821916">
                <text:p>0.279149348821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0304612568424">
                <text:p>0.250304612568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26612847457464">
                <text:p>0.226612847457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207153500381446">
                <text:p>0.207153500381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91170470545912">
                <text:p>0.191170470545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78042730867616">
                <text:p>0.178042730867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0.167260197716239">
                <text:p>0.167260197716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58403911408797">
                <text:p>0.158403911408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51129757361854">
                <text:p>0.151129757361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45155095380321">
                <text:p>0.14515509538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20274993753171">
                <text:p>0.120274993753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17929564694633">
                <text:p>0.117929564694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106481481481">
                <text:p>3.00106481481481</text:p>
              </table:table-cell>
              <table:table-cell office:value-type="float" office:value="0.550151726886">
                <text:p>0.550151726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454436900665079">
                <text:p>0.454436900665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00014169931894">
                <text:p>0.40001416993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5">
                <text:p>3.25</text:p>
              </table:table-cell>
              <table:table-cell office:value-type="float" office:value="0.355313794033273">
                <text:p>0.355313794033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18598921799573">
                <text:p>0.318598921799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288442982033113">
                <text:p>0.288442982033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">
                <text:p>3.5</text:p>
              </table:table-cell>
              <table:table-cell office:value-type="float" office:value="0.263674253507791">
                <text:p>0.263674253507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0.243330337267336">
                <text:p>0.243330337267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26620762224938">
                <text:p>0.226620762224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5">
                <text:p>3.75</text:p>
              </table:table-cell>
              <table:table-cell office:value-type="float" office:value="0.21289627108973">
                <text:p>0.21289627108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01623593212378">
                <text:p>0.201623593212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75">
                <text:p>3.875</text:p>
              </table:table-cell>
              <table:table-cell office:value-type="float" office:value="0.196766574100034">
                <text:p>0.196766574100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.192364724138496">
                <text:p>0.19236472413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.188375387750122">
                <text:p>0.188375387750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84759906768567">
                <text:p>0.184759906768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153091399059758">
                <text:p>0.153091399059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150106031904355">
                <text:p>0.150106031904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0159722222222">
                <text:p>6.00159722222222</text:p>
              </table:table-cell>
              <table:table-cell office:value-type="float" office:value="0.582328194095722">
                <text:p>0.582328194095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454436900665079">
                <text:p>0.454436900665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400014169931894">
                <text:p>0.4000141699318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25">
                <text:p>6.25</text:p>
              </table:table-cell>
              <table:table-cell office:value-type="float" office:value="0.355313794033273">
                <text:p>0.355313794033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18598921799573">
                <text:p>0.318598921799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0.288442982033113">
                <text:p>0.288442982033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0.263674253507791">
                <text:p>0.263674253507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0.243330337267336">
                <text:p>0.243330337267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26620762224938">
                <text:p>0.2266207622249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5">
                <text:p>6.75</text:p>
              </table:table-cell>
              <table:table-cell office:value-type="float" office:value="0.21289627108973">
                <text:p>0.21289627108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201623593212378">
                <text:p>0.201623593212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.192364724138496">
                <text:p>0.192364724138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.184759906768567">
                <text:p>0.184759906768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0.153091399059758">
                <text:p>0.153091399059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0.150106031904355">
                <text:p>0.150106031904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00212962962963">
                <text:p>9.00212962962963</text:p>
              </table:table-cell>
              <table:table-cell office:value-type="float" office:value="0.582328194095722">
                <text:p>0.582328194095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0.454436900665079">
                <text:p>0.454436900665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400014169931894">
                <text:p>0.400014169931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5">
                <text:p>9.25</text:p>
              </table:table-cell>
              <table:table-cell office:value-type="float" office:value="0.355313794033273">
                <text:p>0.355313794033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318598921799573">
                <text:p>0.318598921799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.288442982033113">
                <text:p>0.288442982033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5">
                <text:p>9.5</text:p>
              </table:table-cell>
              <table:table-cell office:value-type="float" office:value="0.263674253507791">
                <text:p>0.263674253507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243330337267336">
                <text:p>0.243330337267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226620762224938">
                <text:p>0.226620762224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75">
                <text:p>9.75</text:p>
              </table:table-cell>
              <table:table-cell office:value-type="float" office:value="0.21289627108973">
                <text:p>0.21289627108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201623593212378">
                <text:p>0.2016235932123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192364724138496">
                <text:p>0.192364724138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184759906768567">
                <text:p>0.184759906768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0.153091399059758">
                <text:p>0.153091399059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0.150106031904355">
                <text:p>0.150106031904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0.14982460351706">
                <text:p>0.14982460351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